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-color="#f3715a" draw:textarea-horizontal-align="justify" draw:textarea-vertical-align="middle" draw:auto-grow-height="false" fo:min-height="4.83cm" fo:min-width="7.501cm"/>
    </style:style>
    <style:style style:name="gr3" style:family="graphic" style:parent-style-name="standard">
      <style:graphic-properties draw:fill-color="#d99116" draw:textarea-horizontal-align="justify" draw:textarea-vertical-align="middle" draw:auto-grow-height="false" fo:min-height="1.274cm" fo:min-width="2.04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639cm" fo:min-width="0.389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204cm" fo:min-width="0.135cm"/>
    </style:style>
    <style:style style:name="gr6" style:family="graphic" style:parent-style-name="standard">
      <style:graphic-properties draw:stroke="none" svg:stroke-color="#000000" draw:fill="none" draw:fill-color="#ffffff" fo:min-height="1.183cm"/>
    </style:style>
    <style:style style:name="gr7" style:family="graphic" style:parent-style-name="standard">
      <style:graphic-properties draw:fill-color="#62a73b" draw:textarea-horizontal-align="justify" draw:textarea-vertical-align="middle" draw:auto-grow-height="false" fo:min-height="1.686cm" fo:min-width="1.786cm"/>
    </style:style>
    <style:style style:name="gr8" style:family="graphic" style:parent-style-name="standard">
      <style:graphic-properties draw:fill-color="#b2b2b2" draw:textarea-horizontal-align="justify" draw:textarea-vertical-align="middle" draw:auto-grow-height="false" fo:min-height="10.164cm" fo:min-width="0.135cm"/>
    </style:style>
    <style:style style:name="gr9" style:family="graphic" style:parent-style-name="standard">
      <style:graphic-properties draw:fill-color="#ed1c24" draw:textarea-horizontal-align="justify" draw:textarea-vertical-align="middle" draw:auto-grow-height="false" fo:min-height="0.021cm" fo:min-width="0cm"/>
    </style:style>
    <style:style style:name="gr10" style:family="graphic" style:parent-style-name="standard">
      <style:graphic-properties draw:stroke="none" svg:stroke-color="#000000" draw:fill="none" draw:fill-color="#ffffff" fo:min-height="0.789cm"/>
    </style:style>
    <style:style style:name="gr11" style:family="graphic" style:parent-style-name="standard">
      <style:graphic-properties draw:fill-color="#d99116" draw:textarea-horizontal-align="justify" draw:textarea-vertical-align="middle" draw:auto-grow-height="false" fo:min-height="1.274cm" fo:min-width="2.04cm"/>
    </style:style>
    <style:style style:name="gr12" style:family="graphic" style:parent-style-name="standard">
      <style:graphic-properties draw:textarea-horizontal-align="justify" draw:textarea-vertical-align="middle" draw:auto-grow-height="false" fo:min-height="4.068cm" fo:min-width="5.723cm"/>
    </style:style>
    <style:style style:name="gr13" style:family="graphic" style:parent-style-name="standard">
      <style:graphic-properties draw:fill-color="#adc5e7" draw:textarea-horizontal-align="justify" draw:textarea-vertical-align="middle" draw:auto-grow-height="false" fo:min-height="0.512cm" fo:min-width="5.723cm"/>
    </style:style>
    <style:style style:name="gr14" style:family="graphic" style:parent-style-name="standard">
      <style:graphic-properties draw:fill-color="#f8aa97" draw:textarea-horizontal-align="justify" draw:textarea-vertical-align="middle" draw:auto-grow-height="false" fo:min-height="0.512cm" fo:min-width="7.501cm"/>
    </style:style>
    <style:style style:name="gr15" style:family="graphic" style:parent-style-name="standard">
      <style:graphic-properties svg:stroke-width="0.159cm" svg:stroke-color="#000000" draw:marker-start="Arrow" draw:marker-start-width="0.539cm" draw:marker-end="Arrow" draw:marker-end-width="0.539cm" draw:textarea-vertical-align="middle" fo:padding-top="0.205cm" fo:padding-bottom="0.205cm" fo:padding-left="0.33cm" fo:padding-right="0.33cm"/>
    </style:style>
    <style:style style:name="gr16" style:family="graphic" style:parent-style-name="standard">
      <style:graphic-properties draw:stroke="none" svg:stroke-color="#000000" draw:fill="none" draw:fill-color="#ffffff" fo:min-height="0.81cm"/>
    </style:style>
    <style:style style:name="gr17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395cm"/>
    </style:style>
    <style:style style:name="gr19" style:family="graphic" style:parent-style-name="standard">
      <style:graphic-properties draw:stroke="none" svg:stroke-color="#000000" draw:fill="none" draw:fill-color="#ffffff" fo:min-height="0.499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4.195cm"/>
    </style:style>
    <style:style style:name="gr22" style:family="graphic" style:parent-style-name="standard">
      <style:graphic-properties draw:stroke="none" svg:stroke-color="#000000" draw:fill="none" draw:fill-color="#ffffff" fo:min-height="2.286cm"/>
    </style:style>
    <style:style style:name="gr23" style:family="graphic" style:parent-style-name="standard">
      <style:graphic-properties draw:fill-color="#e6e905" draw:textarea-horizontal-align="justify" draw:textarea-vertical-align="middle" draw:auto-grow-height="false" fo:min-height="0.465cm" fo:min-width="0.517cm"/>
    </style:style>
    <style:style style:name="gr24" style:family="graphic" style:parent-style-name="standard">
      <style:graphic-properties draw:fill-color="#b7b3ca" draw:textarea-horizontal-align="justify" draw:textarea-vertical-align="middle" draw:auto-grow-height="false" fo:min-height="1.846cm" fo:min-width="1.97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3715a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d99116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0pt" fo:font-weight="bold" style:font-size-asian="18pt" style:font-size-complex="18pt"/>
    </style:style>
    <style:style style:name="P7" style:family="paragraph">
      <loext:graphic-properties draw:fill-color="#62a73b"/>
      <style:paragraph-properties fo:text-align="center"/>
      <style:text-properties fo:font-size="11pt" fo:font-weight="bold" style:font-size-asian="18pt" style:font-size-complex="18pt"/>
    </style:style>
    <style:style style:name="P8" style:family="paragraph">
      <loext:graphic-properties draw:fill-color="#b2b2b2"/>
      <style:paragraph-properties fo:text-align="center"/>
    </style:style>
    <style:style style:name="P9" style:family="paragraph">
      <loext:graphic-properties draw:fill-color="#ed1c24"/>
      <style:paragraph-properties fo:text-align="center"/>
    </style:style>
    <style:style style:name="P10" style:family="paragraph">
      <loext:graphic-properties draw:fill-color="#d99116"/>
      <style:paragraph-properties fo:text-align="center"/>
      <style:text-properties fo:font-size="10pt" fo:font-weight="bold" style:font-size-asian="18pt" style:font-size-complex="18pt"/>
    </style:style>
    <style:style style:name="P11" style:family="paragraph">
      <loext:graphic-properties draw:fill-color="#adc5e7"/>
      <style:paragraph-properties fo:text-align="center"/>
      <style:text-properties fo:font-size="11pt" fo:font-weight="bold" style:font-size-asian="18pt" style:font-size-complex="18pt"/>
    </style:style>
    <style:style style:name="P12" style:family="paragraph">
      <loext:graphic-properties draw:fill-color="#f8aa97"/>
      <style:paragraph-properties fo:text-align="center"/>
    </style:style>
    <style:style style:name="P13" style:family="paragraph">
      <loext:graphic-properties draw:fill="none" draw:fill-color="#ffffff"/>
      <style:text-properties fo:font-size="96pt" style:font-size-asian="96pt" style:font-size-complex="96pt"/>
    </style:style>
    <style:style style:name="P14" style:family="paragraph">
      <loext:graphic-properties draw:fill="none" draw:fill-color="#ffffff"/>
      <style:paragraph-properties fo:text-align="center"/>
      <style:text-properties fo:font-size="14pt" fo:font-weight="bold" style:font-size-asian="14pt" style:font-size-complex="14pt"/>
    </style:style>
    <style:style style:name="P15" style:family="paragraph">
      <loext:graphic-properties draw:fill-color="#e6e905"/>
      <style:paragraph-properties fo:text-align="center"/>
      <style:text-properties fo:font-size="14pt" style:font-size-asian="14pt" style:font-size-complex="14pt"/>
    </style:style>
    <style:style style:name="P16" style:family="paragraph">
      <style:paragraph-properties fo:text-align="center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1pt" style:font-size-asian="11pt" style:font-size-complex="11pt"/>
    </style:style>
    <style:style style:name="P18" style:family="paragraph">
      <loext:graphic-properties draw:fill-color="#b7b3ca"/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bold" style:font-size-asian="18pt" style:font-size-complex="18pt"/>
    </style:style>
    <style:style style:name="T3" style:family="text">
      <style:text-properties fo:font-size="11pt" fo:font-weight="bold" style:font-size-asian="18pt" style:font-size-complex="18pt"/>
    </style:style>
    <style:style style:name="T4" style:family="text">
      <style:text-properties fo:font-size="96pt" style:font-size-asian="96pt" style:font-size-complex="96pt"/>
    </style:style>
    <style:style style:name="T5" style:family="text">
      <style:text-properties fo:font-size="14pt" fo:font-weight="bold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controls" svg:x1="22.209cm" svg:y1="10.017cm" svg:x2="23.987cm" svg:y2="14.208cm">
          <text:p/>
        </draw:line>
        <draw:custom-shape draw:style-name="gr2" draw:text-style-name="P3" draw:layer="layout" svg:width="8.001cm" svg:height="5.08cm" svg:x="3.794cm" svg:y="13.065cm">
          <text:p text:style-name="P2"><text:span text:style-name="T1">Robot Control Logic</text:span></text:p>
          <text:p text:style-name="P2"><text:span text:style-name="T1">(cv_robo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4cm" svg:height="1.524cm" svg:x="2.143cm" svg:y="7.096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5" draw:layer="layout" svg:width="0.889cm" svg:height="0.889cm" svg:x="18.948cm" svg:y="1.50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635cm" svg:height="0.454cm" svg:x="19.066cm" svg:y="1.2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1411.320754717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4" draw:text-style-name="P5" draw:layer="layout" svg:width="0.889cm" svg:height="0.889cm" svg:x="7.518cm" svg:y="1.50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635cm" svg:height="0.454cm" svg:x="7.636cm" svg:y="1.2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1411.320754717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6" draw:layer="layout" svg:width="2.032cm" svg:height="1.433cm" svg:x="5.459cm" svg:y="1.035cm">
          <draw:text-box>
            <text:p text:style-name="P2"><text:span text:style-name="T2">JeVois Smart Camera</text:span></text:p>
          </draw:text-box>
        </draw:frame>
        <draw:frame draw:style-name="gr6" draw:text-style-name="P6" draw:layer="layout" svg:width="2.032cm" svg:height="1.433cm" svg:x="16.916cm" svg:y="1.254cm">
          <draw:text-box>
            <text:p text:style-name="P2"><text:span text:style-name="T2">JeVois Smart Camera</text:span></text:p>
          </draw:text-box>
        </draw:frame>
        <draw:line draw:style-name="gr1" draw:text-style-name="P1" draw:layer="layout" svg:x1="8.747cm" svg:y1="5.318cm" svg:x2="9.89cm" svg:y2="6.334cm">
          <text:p/>
        </draw:line>
        <draw:line draw:style-name="gr1" draw:text-style-name="P1" draw:layer="layout" svg:x1="19.415cm" svg:y1="4.81cm" svg:x2="16.24cm" svg:y2="6.715cm">
          <text:p/>
        </draw:line>
        <draw:custom-shape draw:style-name="gr7" draw:text-style-name="P7" draw:layer="layout" svg:width="2.286cm" svg:height="1.936cm" svg:x="6.82cm" svg:y="3.382cm">
          <text:p text:style-name="P2"><text:span text:style-name="T3">Camera</text:span></text:p>
          <text:p text:style-name="P2"><text:span text:style-name="T3">Server</text:span></text:p>
          <text:p text:style-name="P2"><text:span text:style-name="T3">(cv_cam)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8" draw:layer="layout" svg:width="0.635cm" svg:height="10.414cm" draw:transform="rotate (1.5711453926453) translate (16.166cm 15.081cm)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0.381cm" svg:height="0.381cm" draw:transform="rotate (1.5711453926453) translate (16.301cm 14.95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9" draw:layer="layout" svg:width="0.381cm" svg:height="0.381cm" draw:transform="rotate (1.5711453926453) translate (19.557cm 14.9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9" draw:layer="layout" svg:width="0.381cm" svg:height="0.381cm" draw:transform="rotate (1.5711453926453) translate (18.922cm 14.95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9" draw:layer="layout" svg:width="0.381cm" svg:height="0.381cm" draw:transform="rotate (1.5711453926453) translate (16.99cm 14.95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9" draw:layer="layout" svg:width="0.381cm" svg:height="0.381cm" draw:transform="rotate (1.5711453926453) translate (20.219cm 14.95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9" draw:layer="layout" svg:width="0.381cm" svg:height="0.381cm" draw:transform="rotate (1.5711453926453) translate (17.652cm 14.9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9" draw:layer="layout" svg:width="0.381cm" svg:height="0.381cm" draw:transform="rotate (1.5711453926453) translate (18.287cm 14.9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9" draw:layer="layout" svg:width="0.381cm" svg:height="0.381cm" draw:transform="rotate (1.5711453926453) translate (23.457cm 14.9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9" draw:layer="layout" svg:width="0.381cm" svg:height="0.381cm" draw:transform="rotate (1.5711453926453) translate (22.822cm 14.9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9" draw:layer="layout" svg:width="0.381cm" svg:height="0.381cm" draw:transform="rotate (1.5711453926453) translate (20.89cm 14.95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9" draw:layer="layout" svg:width="0.381cm" svg:height="0.381cm" draw:transform="rotate (1.5711453926453) translate (24.119cm 14.9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9" draw:layer="layout" svg:width="0.381cm" svg:height="0.381cm" draw:transform="rotate (1.5711453926453) translate (21.552cm 14.95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9" draw:layer="layout" svg:width="0.381cm" svg:height="0.381cm" draw:transform="rotate (1.5711453926453) translate (22.187cm 14.95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9" draw:layer="layout" svg:width="0.381cm" svg:height="0.381cm" draw:transform="rotate (1.5711453926453) translate (26.072cm 14.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9" draw:layer="layout" svg:width="0.381cm" svg:height="0.381cm" draw:transform="rotate (1.5711453926453) translate (24.802cm 14.9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9" draw:layer="layout" svg:width="0.381cm" svg:height="0.381cm" draw:transform="rotate (1.5711453926453) translate (25.437cm 14.9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6" draw:layer="layout" svg:width="10.414cm" svg:height="1.039cm" draw:transform="rotate (-0.00174532925199447) translate (16.167cm 13.594cm)">
            <draw:text-box>
              <text:p text:style-name="P2"><text:span text:style-name="T2">Status Bar (cv_status)</text:span></text:p>
            </draw:text-box>
          </draw:frame>
        </draw:g>
        <draw:line draw:style-name="gr1" draw:text-style-name="P1" draw:layer="controls" svg:x1="16.24cm" svg:y1="10.398cm" svg:x2="19.415cm" svg:y2="14.335cm">
          <text:p/>
        </draw:line>
        <draw:custom-shape draw:style-name="gr7" draw:text-style-name="P7" draw:layer="layout" svg:width="2.286cm" svg:height="1.936cm" svg:x="18.22cm" svg:y="3.382cm">
          <text:p text:style-name="P2"><text:span text:style-name="T3">Camera</text:span></text:p>
          <text:p text:style-name="P2"><text:span text:style-name="T3">Server</text:span></text:p>
          <text:p text:style-name="P2"><text:span text:style-name="T3">(cv_cam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controls" svg:width="2.54cm" svg:height="1.524cm" svg:x="1.943cm" svg:y="6.8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controls" svg:width="2.54cm" svg:height="1.524cm" svg:x="1.743cm" svg:y="6.696cm">
          <text:p text:style-name="P2"><text:span text:style-name="T2">Other</text:span></text:p>
          <text:p text:style-name="P2"><text:span text:style-name="T2">Sensors</text:span></text:p>
          <text:p text:style-name="P2"><text:span text:style-name="T2">(cv_sensor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controls" svg:x1="4.683cm" svg:y1="7.477cm" svg:x2="9.763cm" svg:y2="6.842cm">
          <text:p/>
        </draw:line>
        <draw:custom-shape draw:style-name="gr12" draw:text-style-name="P2" draw:layer="layout" svg:width="6.223cm" svg:height="4.318cm" svg:x="9.89cm" svg:y="6.461cm">
          <text:p text:style-name="P2"><text:span text:style-name="T1">CV Database</text:span></text:p>
          <text:p text:style-name="P2"><text:span text:style-name="T1">(cv_db)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6.223cm" svg:height="0.762cm" svg:x="9.89cm" svg:y="6.461cm">
          <text:p text:style-name="P2"><text:span text:style-name="T3">Receiver Processing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6.223cm" svg:height="0.762cm" svg:x="9.89cm" svg:y="10.013cm">
          <text:p text:style-name="P2"><text:span text:style-name="T3">Query Processing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controls" svg:width="8.001cm" svg:height="0.762cm" svg:x="3.794cm" svg:y="17.383cm">
          <text:p text:style-name="P2"><text:span text:style-name="T3">RoboRio Processing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controls" svg:width="8.001cm" svg:height="0.762cm" svg:x="3.794cm" svg:y="13.083cm">
          <text:p text:style-name="P2"><text:span text:style-name="T3">Query Processing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controls" svg:x1="11.795cm" svg:y1="15.986cm" svg:x2="15.986cm" svg:y2="14.843cm">
          <text:p/>
        </draw:line>
        <draw:line draw:style-name="gr15" draw:text-style-name="P2" draw:layer="controls" svg:x1="7.677cm" svg:y1="18.245cm" svg:x2="7.677cm" svg:y2="20.404cm">
          <text:p/>
        </draw:line>
        <draw:frame draw:style-name="gr16" draw:text-style-name="P6" draw:layer="controls" svg:width="2.935cm" svg:height="1.06cm" svg:x="4.756cm" svg:y="18.736cm">
          <draw:text-box>
            <text:p text:style-name="P2"><text:span text:style-name="T2">To / From</text:span></text:p>
            <text:p text:style-name="P2"><text:span text:style-name="T2">RoboRio</text:span></text:p>
          </draw:text-box>
        </draw:frame>
        <draw:line draw:style-name="gr17" draw:text-style-name="P2" draw:layer="controls" svg:x1="11.795cm" svg:y1="10.906cm" svg:x2="7.858cm" svg:y2="12.938cm">
          <text:p/>
        </draw:line>
        <draw:line draw:style-name="gr17" draw:text-style-name="P2" draw:layer="controls" svg:x1="7.604cm" svg:y1="2.397cm" svg:x2="7.604cm" svg:y2="3.413cm">
          <text:p/>
        </draw:line>
        <draw:line draw:style-name="gr1" draw:text-style-name="P1" draw:layer="controls" svg:x1="8.239cm" svg:y1="2.397cm" svg:x2="8.239cm" svg:y2="3.413cm">
          <text:p/>
        </draw:line>
        <draw:line draw:style-name="gr17" draw:text-style-name="P2" draw:layer="controls" svg:x1="19.105cm" svg:y1="2.397cm" svg:x2="19.105cm" svg:y2="3.413cm">
          <text:p/>
        </draw:line>
        <draw:line draw:style-name="gr1" draw:text-style-name="P1" draw:layer="controls" svg:x1="19.74cm" svg:y1="2.397cm" svg:x2="19.74cm" svg:y2="3.413cm">
          <text:p/>
        </draw:line>
        <draw:frame draw:style-name="gr18" draw:text-style-name="P6" draw:layer="controls" svg:width="2.794cm" svg:height="0.645cm" svg:x="4.908cm" svg:y="2.536cm">
          <draw:text-box>
            <text:p text:style-name="P2"><text:span text:style-name="T2">Camera CLI</text:span></text:p>
          </draw:text-box>
        </draw:frame>
        <draw:frame draw:style-name="gr19" draw:text-style-name="P6" draw:layer="controls" svg:width="4.572cm" svg:height="0.749cm" svg:x="8.128cm" svg:y="2.537cm">
          <draw:text-box>
            <text:p text:style-name="P2"><text:span text:style-name="T2">Camera Log Messages</text:span></text:p>
          </draw:text-box>
        </draw:frame>
        <draw:line draw:style-name="gr1" draw:text-style-name="P1" draw:layer="controls" svg:x1="4.175cm" svg:y1="8.62cm" svg:x2="16.875cm" svg:y2="14.335cm">
          <text:p/>
        </draw:line>
        <draw:line draw:style-name="gr20" draw:text-style-name="P1" draw:layer="controls" svg:x1="9.128cm" svg:y1="4.81cm" svg:x2="10.906cm" svg:y2="6.461cm">
          <text:p/>
        </draw:line>
        <draw:line draw:style-name="gr1" draw:text-style-name="P1" draw:layer="controls" svg:x1="13.954cm" svg:y1="10.779cm" svg:x2="18.399cm" svg:y2="14.335cm">
          <text:p/>
        </draw:line>
        <draw:frame draw:style-name="gr21" draw:text-style-name="P13" draw:layer="controls" svg:width="0.635cm" svg:height="4.445cm" svg:x="20.947cm" svg:y="0.527cm">
          <draw:text-box>
            <text:p><text:span text:style-name="T4">}</text:span></text:p>
          </draw:text-box>
        </draw:frame>
        <draw:frame draw:style-name="gr22" draw:text-style-name="P14" draw:layer="controls" svg:width="4.191cm" svg:height="2.536cm" svg:x="22.59cm" svg:y="1.736cm">
          <draw:text-box>
            <text:p text:style-name="P2"><text:span text:style-name="T5">Could be many cameras all feeding into the CV Database</text:span></text:p>
          </draw:text-box>
        </draw:frame>
        <draw:custom-shape draw:style-name="gr23" draw:text-style-name="P15" draw:layer="layout" svg:width="1.016cm" svg:height="1.143cm" svg:x="2.651cm" svg:y="9.763cm">
          <text:p text:style-name="P2"><text:span text:style-name="T6">Log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15" draw:layer="layout" svg:width="1.016cm" svg:height="1.143cm" svg:x="16.113cm" svg:y="3.794cm">
          <text:p text:style-name="P2"><text:span text:style-name="T6">Log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15" draw:layer="layout" svg:width="1.016cm" svg:height="1.143cm" svg:x="4.683cm" svg:y="3.794cm">
          <text:p text:style-name="P2"><text:span text:style-name="T6">Log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15" draw:layer="layout" svg:width="1.016cm" svg:height="1.143cm" svg:x="1.635cm" svg:y="15.097cm">
          <text:p text:style-name="P2"><text:span text:style-name="T6">Log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15" draw:layer="layout" svg:width="1.016cm" svg:height="1.143cm" svg:x="7.096cm" svg:y="7.858cm">
          <text:p text:style-name="P16"><text:span text:style-name="T6">Log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" draw:text-style-name="P1" draw:layer="layout" svg:x1="6.842cm" svg:y1="4.302cm" svg:x2="5.826cm" svg:y2="4.302cm">
          <text:p/>
        </draw:line>
        <draw:line draw:style-name="gr1" draw:text-style-name="P1" draw:layer="layout" svg:x1="3.794cm" svg:y1="15.732cm" svg:x2="2.778cm" svg:y2="15.732cm">
          <text:p/>
        </draw:line>
        <draw:line draw:style-name="gr1" draw:text-style-name="P1" draw:layer="layout" svg:x1="3.159cm" svg:y1="8.62cm" svg:x2="3.159cm" svg:y2="9.636cm">
          <text:p/>
        </draw:line>
        <draw:line draw:style-name="gr1" draw:text-style-name="P1" draw:layer="layout" svg:x1="9.89cm" svg:y1="8.493cm" svg:x2="8.239cm" svg:y2="8.493cm">
          <text:p/>
        </draw:line>
        <draw:line draw:style-name="gr1" draw:text-style-name="P1" draw:layer="layout" svg:x1="18.172cm" svg:y1="4.302cm" svg:x2="17.156cm" svg:y2="4.302cm">
          <text:p/>
        </draw:line>
        <draw:custom-shape draw:style-name="gr23" draw:text-style-name="P15" draw:layer="layout" svg:width="1.016cm" svg:height="1.143cm" svg:x="24.876cm" svg:y="11.795cm">
          <text:p text:style-name="P2"><text:span text:style-name="T6">Log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" draw:text-style-name="P1" draw:layer="layout" svg:x1="25.384cm" svg:y1="14.462cm" svg:x2="25.384cm" svg:y2="13.065cm">
          <text:p/>
        </draw:line>
        <draw:custom-shape draw:style-name="gr24" draw:text-style-name="P18" draw:layer="layout" svg:width="3.175cm" svg:height="2.794cm" svg:x="19.923cm" svg:y="7.223cm">
          <text:p text:style-name="P17"><text:span text:style-name="T7">Acceleration,</text:span></text:p>
          <text:p text:style-name="P17"><text:span text:style-name="T7">Rotation,</text:span></text:p>
          <text:p text:style-name="P17"><text:span text:style-name="T7">Orientation</text:span></text:p>
          <text:p text:style-name="P17"><text:span text:style-name="T7">Sensor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1.066cm" svg:y1="7.223cm" svg:x2="20.304cm" svg:y2="5.318cm">
          <text:p/>
        </draw:line>
        <draw:custom-shape draw:style-name="gr23" draw:text-style-name="P15" draw:layer="layout" svg:width="1.016cm" svg:height="1.143cm" svg:x="24.876cm" svg:y="8.012cm">
          <text:p text:style-name="P2"><text:span text:style-name="T6">Log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" draw:text-style-name="P1" draw:layer="layout" svg:x1="23.098cm" svg:y1="8.62cm" svg:x2="24.749cm" svg:y2="8.62cm">
          <text:p/>
        </draw:line>
        <draw:line draw:style-name="gr1" draw:text-style-name="P1" draw:layer="layout" svg:x1="19.923cm" svg:y1="8.493cm" svg:x2="16.24cm" svg:y2="6.9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1T18:35:36.722089631</meta:creation-date>
    <dc:date>2018-12-03T13:24:12.376411000</dc:date>
    <meta:editing-duration>PT43M50S</meta:editing-duration>
    <meta:editing-cycles>10</meta:editing-cycles>
    <meta:generator>LibreOffice/6.1.3.2$MacOSX_X86_64 LibreOffice_project/86daf60bf00efa86ad547e59e09d6bb77c699acb</meta:generator>
    <meta:document-statistic meta:object-count="75"/>
  </office:meta>
</office:document-meta>
</file>